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27514" officeooo:paragraph-rsid="00127514" style:font-size-asian="10.5pt" style:font-size-complex="12pt"/>
    </style:style>
    <style:style style:name="P2" style:family="paragraph" style:parent-style-name="Standard">
      <style:paragraph-properties fo:text-align="center" style:justify-single-word="false"/>
      <style:text-properties style:text-line-through-style="none" style:text-line-through-type="none" fo:font-size="24pt" officeooo:rsid="00127514" officeooo:paragraph-rsid="00127514" style:font-size-asian="24pt" style:font-size-complex="24pt"/>
    </style:style>
    <style:style style:name="T1" style:family="text">
      <style:text-properties officeooo:rsid="0012d7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w to make a DIY Short range surface-to-air assault missile rocket and put atomic explosives surprise in it.</text:p>
      <text:p text:style-name="P1"/>
      <text:p text:style-name="P1">0. Introduction</text:p>
      <text:p text:style-name="P1">Do you have noise neighbors, annoying siblings or cousins, kids playing on you grass? Don’t worry because I have the solution for you. Today I’m gonna show you how this can solve all your problems! </text:p>
      <text:p text:style-name="P1"/>
      <text:p text:style-name="P1">Before we start, Disclaimer: By watching this presentation, and following the instructions you agree to not sue me If this doesn’t work and If this did work, you are not allowed reference me to the police or anyone who wants to know my location.</text:p>
      <text:p text:style-name="P1"/>
      <text:p text:style-name="P1"/>
      <text:p text:style-name="P1">1. What is rocket?</text:p>
      <text:p text:style-name="P1">Rocket is a vehicle and a weapon. We have Control system, Engine, Nozzle, Fuel, Storage compartment.</text:p>
      <text:p text:style-name="P1">Normal rockets are big an bulky. They use Liquid Oxygen and Fuel, shooting it from the nozzle. But this things are heavy, hard to contain, hard to use, really dangerous. So we are gonna use some sugar and cheap plant fertilizer to make our own solid fuel. This is what is called a candy rocket. It’s so simple to make that there is even wiki how article. We put some sugar in blender to make it finer, then mix it with nitrogen nitrate in separate bowl. Congratulations, you have highly explosive, highly flammable cake mix. You can add some Iron oxide, or rust, to make it even more flammable, more explosive, and even more crunchy. Because why not?</text:p>
      <text:p text:style-name="P1"/>
      <text:p text:style-name="P1">Second, We have the fuel, then you need to put it in any PVC pipe, between some cat toilet clay and compress it really carefully with a hammer and a wooden stick, then REALLY carefully make a hole with a drill. Like I said this cake mix is really flammable we don’t the heat from the drill help us start the cooking process. </text:p>
      <text:p text:style-name="P1">After all that you have the rocket engine, congratulations!</text:p>
      <text:p text:style-name="P1"/>
      <text:p text:style-name="P1">Then you can use you some other pipe and other parts around the house to make you rocket body or just 3D print the body of the rocket. You can make it from anything, but the cheaper the better. There are many different designs, but you can add some fins for stability and pointy end to make it more impressive. Basically be creative and the pointier and flashier the rocket, the faster it goes, like RGB in computers.</text:p>
      <text:p text:style-name="P1"/>
      <text:p text:style-name="P1">Then we need our other cake mix. In Bulgaria there are many places we can find material for you problem solving warhead. For example in my home town Haskovo Uranium is in abundance. We are basically experts at nuclear mechanics, fusion and other complicated words. If you want to get the this material for free, you need to just fill some buckets from the sink and there is it Uranium. There is 0.06-0.09 mg in 1 letter of water, so for 1kg and after some calculations we founded that you need around 17 million letters of water to make one kg of uranium, very sad. </text:p>
      <text:p text:style-name="P1">Then you need to enrich it. The normal, founded in the nature material is not going to create a giant boom. For this process you need to melt the Uranium to 1132 degrees Celsius and then to boil it to 3861.85, to make some gas. Then you can use some lasers, magnets or centrifuge to get the now enriched uranium. It’s so simple that there is wikihow article about it! The detonation is neat. You need <text:soft-page-break/>a photon, maybe from laser to shoot some material, then this will smaller materials including neutrino. Magnets will remove any unwanted things like positrons and electrons, then only neutrino will be left hitting the now enriched uranium and the chain reaction will start. But we need to reach critical <text:span text:style-name="T1">mass to begin the process </text:span>so we need to compress the uranium using some kind of explosive like dynamite and…</text:p>
      <text:p text:style-name="P1"/>
      <text:p text:style-name="P1">and that is the moment I realize<text:span text:style-name="T1">d</text:span> that making atomic warhead is a bit expensive to say the least. <text:span text:style-name="T1">Maybe you can buy 0.5 kilograms of Uranium for 100 pounds without including shipping fees;</text:span></text:p>
      <text:p text:style-name="P1"/>
      <text:p text:style-name="P1">So we are left with just a rocket for now, and last time I heard atomic bombs are considered a war crime. So maybe people will start running when they see rocket flying towards them, but I think this is considered an assault. </text:p>
      <text:p text:style-name="P1"><text:line-break/>So thanks everyone for being here and watching this presentation. Now you know how to make a model rocket than can fly, you know the basics of making making uranium 235 if you have the budget. You can check out Veritasium for the story of the first atomic bomb and its creator and there are some interesting videos for diy model rocketry like BPS.space and I think it can be interesting hobby for anyone who likes Engineering, chemistry and electron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7T11:16:40.087009830</meta:creation-date>
    <dc:date>2024-03-21T09:08:02.189210058</dc:date>
    <meta:editing-duration>PT15H46M10S</meta:editing-duration>
    <meta:editing-cycles>3</meta:editing-cycles>
    <meta:generator>LibreOffice/7.6.5.2$Linux_X86_64 LibreOffice_project/60$Build-2</meta:generator>
    <meta:document-statistic meta:table-count="0" meta:image-count="0" meta:object-count="0" meta:page-count="2" meta:paragraph-count="15" meta:word-count="794" meta:character-count="4383" meta:non-whitespace-character-count="3599"/>
  </office:meta>
</office:document-meta>
</file>